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3354e" officeooo:paragraph-rsid="0013354e" style:font-weight-asian="bold" style:font-weight-complex="bold"/>
    </style:style>
    <style:style style:name="P2" style:family="paragraph" style:parent-style-name="Standard">
      <style:text-properties fo:font-weight="bold" officeooo:rsid="00141481" officeooo:paragraph-rsid="00141481" style:font-weight-asian="bold" style:font-weight-complex="bold"/>
    </style:style>
    <style:style style:name="P3" style:family="paragraph" style:parent-style-name="Standard">
      <style:text-properties fo:font-weight="normal" officeooo:rsid="0013354e" officeooo:paragraph-rsid="0013354e" style:font-weight-asian="normal" style:font-weight-complex="normal"/>
    </style:style>
    <style:style style:name="P4" style:family="paragraph" style:parent-style-name="Standard">
      <style:text-properties fo:font-weight="normal" officeooo:rsid="0013354e" officeooo:paragraph-rsid="0017362f" style:font-weight-asian="normal" style:font-weight-complex="normal"/>
    </style:style>
    <style:style style:name="P5" style:family="paragraph" style:parent-style-name="Standard" style:list-style-name="L1">
      <style:text-properties fo:font-weight="normal" officeooo:rsid="0013354e" officeooo:paragraph-rsid="0013354e" style:font-weight-asian="normal" style:font-weight-complex="normal"/>
    </style:style>
    <style:style style:name="P6" style:family="paragraph" style:parent-style-name="Standard" style:list-style-name="L2">
      <style:text-properties fo:font-weight="normal" officeooo:rsid="0013354e" officeooo:paragraph-rsid="0013354e" style:font-weight-asian="normal" style:font-weight-complex="normal"/>
    </style:style>
    <style:style style:name="P7" style:family="paragraph" style:parent-style-name="Standard" style:list-style-name="L4">
      <style:text-properties fo:font-weight="normal" officeooo:rsid="0013354e" officeooo:paragraph-rsid="00141481" style:font-weight-asian="normal" style:font-weight-complex="normal"/>
    </style:style>
    <style:style style:name="P8" style:family="paragraph" style:parent-style-name="Standard" style:list-style-name="L5">
      <style:text-properties fo:font-weight="normal" officeooo:rsid="0013354e" officeooo:paragraph-rsid="001a5a2a" style:font-weight-asian="normal" style:font-weight-complex="normal"/>
    </style:style>
    <style:style style:name="P9" style:family="paragraph" style:parent-style-name="Standard" style:list-style-name="L5">
      <style:text-properties fo:font-weight="normal" officeooo:rsid="0013354e" officeooo:paragraph-rsid="0025bd70" style:font-weight-asian="normal" style:font-weight-complex="normal"/>
    </style:style>
    <style:style style:name="P10" style:family="paragraph" style:parent-style-name="Standard" style:list-style-name="L15">
      <style:text-properties fo:font-weight="normal" officeooo:rsid="0013354e" officeooo:paragraph-rsid="0025bd70" style:font-weight-asian="normal" style:font-weight-complex="normal"/>
    </style:style>
    <style:style style:name="P11" style:family="paragraph" style:parent-style-name="Standard" style:list-style-name="L15">
      <style:text-properties fo:font-weight="normal" officeooo:rsid="0013354e" officeooo:paragraph-rsid="00271ccf" style:font-weight-asian="normal" style:font-weight-complex="normal"/>
    </style:style>
    <style:style style:name="P12" style:family="paragraph" style:parent-style-name="Standard" style:list-style-name="L16">
      <style:text-properties fo:font-weight="normal" officeooo:rsid="0013354e" officeooo:paragraph-rsid="002dbce3" style:font-weight-asian="normal" style:font-weight-complex="normal"/>
    </style:style>
    <style:style style:name="P13" style:family="paragraph" style:parent-style-name="Standard" style:list-style-name="L18">
      <style:text-properties fo:font-weight="normal" officeooo:rsid="0013354e" officeooo:paragraph-rsid="00271ccf" style:font-weight-asian="normal" style:font-weight-complex="normal"/>
    </style:style>
    <style:style style:name="P14" style:family="paragraph" style:parent-style-name="Standard" style:list-style-name="L18">
      <style:text-properties fo:font-weight="normal" officeooo:rsid="0013354e" officeooo:paragraph-rsid="0028d93f" style:font-weight-asian="normal" style:font-weight-complex="normal"/>
    </style:style>
    <style:style style:name="P15" style:family="paragraph" style:parent-style-name="Standard" style:list-style-name="L19">
      <style:text-properties fo:font-weight="normal" officeooo:rsid="0013354e" officeooo:paragraph-rsid="00271ccf" style:font-weight-asian="normal" style:font-weight-complex="normal"/>
    </style:style>
    <style:style style:name="P16" style:family="paragraph" style:parent-style-name="Standard" style:list-style-name="L20">
      <style:text-properties fo:font-weight="normal" officeooo:rsid="0013354e" officeooo:paragraph-rsid="00271ccf" style:font-weight-asian="normal" style:font-weight-complex="normal"/>
    </style:style>
    <style:style style:name="P17" style:family="paragraph" style:parent-style-name="Standard" style:list-style-name="L21">
      <style:text-properties fo:font-weight="normal" officeooo:rsid="0013354e" officeooo:paragraph-rsid="00271ccf" style:font-weight-asian="normal" style:font-weight-complex="normal"/>
    </style:style>
    <style:style style:name="P18" style:family="paragraph" style:parent-style-name="Standard" style:list-style-name="L22">
      <style:text-properties fo:font-weight="normal" officeooo:rsid="0013354e" officeooo:paragraph-rsid="0028d93f" style:font-weight-asian="normal" style:font-weight-complex="normal"/>
    </style:style>
    <style:style style:name="P19" style:family="paragraph" style:parent-style-name="Standard" style:list-style-name="L23">
      <style:text-properties fo:font-weight="normal" officeooo:rsid="0013354e" officeooo:paragraph-rsid="0028d93f" style:font-weight-asian="normal" style:font-weight-complex="normal"/>
    </style:style>
    <style:style style:name="P20" style:family="paragraph" style:parent-style-name="Standard" style:list-style-name="L24">
      <style:text-properties fo:font-weight="normal" officeooo:rsid="0013354e" officeooo:paragraph-rsid="0028d93f" style:font-weight-asian="normal" style:font-weight-complex="normal"/>
    </style:style>
    <style:style style:name="P21" style:family="paragraph" style:parent-style-name="Standard" style:list-style-name="L25">
      <style:text-properties fo:font-weight="normal" officeooo:rsid="0013354e" officeooo:paragraph-rsid="0028d93f" style:font-weight-asian="normal" style:font-weight-complex="normal"/>
    </style:style>
    <style:style style:name="P22" style:family="paragraph" style:parent-style-name="Standard" style:list-style-name="L26">
      <style:text-properties fo:font-weight="normal" officeooo:rsid="0013354e" officeooo:paragraph-rsid="0013354e" style:font-weight-asian="normal" style:font-weight-complex="normal"/>
    </style:style>
    <style:style style:name="P23" style:family="paragraph" style:parent-style-name="Standard" style:list-style-name="L26">
      <style:text-properties fo:font-weight="normal" officeooo:rsid="0013354e" officeooo:paragraph-rsid="00459d35" style:font-weight-asian="normal" style:font-weight-complex="normal"/>
    </style:style>
    <style:style style:name="P24" style:family="paragraph" style:parent-style-name="Standard" style:list-style-name="L7">
      <style:text-properties fo:font-weight="normal" officeooo:rsid="001dc60b" officeooo:paragraph-rsid="001dc60b" style:font-weight-asian="normal" style:font-weight-complex="normal"/>
    </style:style>
    <style:style style:name="P25" style:family="paragraph" style:parent-style-name="Standard" style:list-style-name="L7">
      <style:text-properties fo:font-weight="normal" officeooo:rsid="00141481" officeooo:paragraph-rsid="00141481" style:font-weight-asian="normal" style:font-weight-complex="normal"/>
    </style:style>
    <style:style style:name="P26" style:family="paragraph" style:parent-style-name="Standard" style:list-style-name="L7">
      <style:text-properties fo:font-weight="normal" officeooo:rsid="001b529f" officeooo:paragraph-rsid="001b529f" style:font-weight-asian="normal" style:font-weight-complex="normal"/>
    </style:style>
    <style:style style:name="P27" style:family="paragraph" style:parent-style-name="Standard" style:list-style-name="L7">
      <style:text-properties fo:font-weight="normal" officeooo:rsid="001d452a" officeooo:paragraph-rsid="001d452a" style:font-weight-asian="normal" style:font-weight-complex="normal"/>
    </style:style>
    <style:style style:name="P28" style:family="paragraph" style:parent-style-name="Standard" style:list-style-name="L7">
      <style:text-properties fo:font-weight="normal" officeooo:rsid="0017362f" officeooo:paragraph-rsid="0017362f" style:font-weight-asian="normal" style:font-weight-complex="normal"/>
    </style:style>
    <style:style style:name="P29" style:family="paragraph" style:parent-style-name="Standard" style:list-style-name="L10">
      <style:text-properties fo:font-weight="normal" officeooo:rsid="001ae5b7" officeooo:paragraph-rsid="001ae5b7" style:font-weight-asian="normal" style:font-weight-complex="normal"/>
    </style:style>
    <style:style style:name="P30" style:family="paragraph" style:parent-style-name="Standard" style:list-style-name="L11">
      <style:text-properties fo:font-weight="normal" officeooo:rsid="001ae5b7" officeooo:paragraph-rsid="001ae5b7" style:font-weight-asian="normal" style:font-weight-complex="normal"/>
    </style:style>
    <style:style style:name="P31" style:family="paragraph" style:parent-style-name="Standard" style:list-style-name="L13">
      <style:text-properties fo:font-weight="normal" officeooo:rsid="001ae5b7" officeooo:paragraph-rsid="001ae5b7" style:font-weight-asian="normal" style:font-weight-complex="normal"/>
    </style:style>
    <style:style style:name="P32" style:family="paragraph" style:parent-style-name="Standard" style:list-style-name="L14">
      <style:text-properties fo:font-weight="normal" officeooo:rsid="001ae5b7" officeooo:paragraph-rsid="001ae5b7" style:font-weight-asian="normal" style:font-weight-complex="normal"/>
    </style:style>
    <style:style style:name="P33" style:family="paragraph" style:parent-style-name="Standard" style:list-style-name="L15">
      <style:text-properties fo:font-weight="normal" officeooo:rsid="001fc431" officeooo:paragraph-rsid="001fc431" style:font-weight-asian="normal" style:font-weight-complex="normal"/>
    </style:style>
    <style:style style:name="P34" style:family="paragraph" style:parent-style-name="Standard" style:list-style-name="L15">
      <style:text-properties fo:font-weight="normal" officeooo:rsid="0021ab3a" officeooo:paragraph-rsid="0021ab3a" style:font-weight-asian="normal" style:font-weight-complex="normal"/>
    </style:style>
    <style:style style:name="P35" style:family="paragraph" style:parent-style-name="Standard" style:list-style-name="L27">
      <style:text-properties fo:font-weight="normal" officeooo:rsid="003bd992" officeooo:paragraph-rsid="003bd992" style:font-weight-asian="normal" style:font-weight-complex="normal"/>
    </style:style>
    <style:style style:name="P36" style:family="paragraph" style:parent-style-name="Standard" style:list-style-name="L26">
      <style:text-properties fo:font-weight="normal" officeooo:rsid="004efcfc" officeooo:paragraph-rsid="004efcfc" style:font-weight-asian="normal" style:font-weight-complex="normal"/>
    </style:style>
    <style:style style:name="P37" style:family="paragraph" style:parent-style-name="Standard" style:list-style-name="L26">
      <style:text-properties fo:font-weight="normal" officeooo:rsid="00505750" officeooo:paragraph-rsid="00505750" style:font-weight-asian="normal" style:font-weight-complex="normal"/>
    </style:style>
    <style:style style:name="P38" style:family="paragraph" style:parent-style-name="Standard" style:list-style-name="L26">
      <style:text-properties fo:font-weight="normal" officeooo:rsid="0050687e" officeooo:paragraph-rsid="0050687e" style:font-weight-asian="normal" style:font-weight-complex="normal"/>
    </style:style>
    <style:style style:name="P39" style:family="paragraph" style:parent-style-name="Standard" style:list-style-name="L26">
      <style:text-properties fo:font-weight="normal" officeooo:rsid="00530fe3" officeooo:paragraph-rsid="00530fe3" style:font-weight-asian="normal" style:font-weight-complex="normal"/>
    </style:style>
    <style:style style:name="P40" style:family="paragraph" style:parent-style-name="Standard" style:list-style-name="L26">
      <style:text-properties fo:font-weight="normal" officeooo:rsid="0057235d" officeooo:paragraph-rsid="0057235d" style:font-weight-asian="normal" style:font-weight-complex="normal"/>
    </style:style>
    <style:style style:name="P41" style:family="paragraph" style:parent-style-name="Standard" style:list-style-name="L3">
      <style:text-properties officeooo:rsid="00141481" officeooo:paragraph-rsid="00141481"/>
    </style:style>
    <style:style style:name="P42" style:family="paragraph" style:parent-style-name="Standard" style:list-style-name="L4">
      <style:text-properties officeooo:paragraph-rsid="00141481"/>
    </style:style>
    <style:style style:name="P43" style:family="paragraph" style:parent-style-name="Standard" style:list-style-name="L6">
      <style:text-properties officeooo:paragraph-rsid="00141481"/>
    </style:style>
    <style:style style:name="P44" style:family="paragraph" style:parent-style-name="Standard" style:list-style-name="L8">
      <style:text-properties officeooo:paragraph-rsid="0017362f"/>
    </style:style>
    <style:style style:name="P45" style:family="paragraph" style:parent-style-name="Standard" style:list-style-name="L9">
      <style:text-properties officeooo:rsid="001a5a2a" officeooo:paragraph-rsid="001a5a2a"/>
    </style:style>
    <style:style style:name="P46" style:family="paragraph" style:parent-style-name="Standard" style:list-style-name="L15">
      <style:text-properties officeooo:rsid="001a5a2a" officeooo:paragraph-rsid="001a5a2a"/>
    </style:style>
    <style:style style:name="P47" style:family="paragraph" style:parent-style-name="Standard" style:list-style-name="L12">
      <style:text-properties officeooo:rsid="001ae5b7" officeooo:paragraph-rsid="001ae5b7"/>
    </style:style>
    <style:style style:name="P48" style:family="paragraph" style:parent-style-name="Standard" style:list-style-name="L16">
      <style:text-properties officeooo:paragraph-rsid="0028d93f"/>
    </style:style>
    <style:style style:name="P49" style:family="paragraph" style:parent-style-name="Standard" style:list-style-name="L16">
      <style:text-properties officeooo:paragraph-rsid="0029d26d"/>
    </style:style>
    <style:style style:name="P50" style:family="paragraph" style:parent-style-name="Standard" style:list-style-name="L16">
      <style:text-properties officeooo:paragraph-rsid="002dbce3"/>
    </style:style>
    <style:style style:name="P51" style:family="paragraph" style:parent-style-name="Standard" style:list-style-name="L17">
      <style:text-properties officeooo:paragraph-rsid="00271ccf"/>
    </style:style>
    <style:style style:name="P52" style:family="paragraph" style:parent-style-name="Standard" style:list-style-name="L22">
      <style:text-properties officeooo:paragraph-rsid="0028d93f"/>
    </style:style>
    <style:style style:name="P53" style:family="paragraph" style:parent-style-name="Standard" style:list-style-name="L26">
      <style:text-properties fo:font-weight="bold" officeooo:rsid="0013354e" officeooo:paragraph-rsid="0013354e" style:font-weight-asian="bold" style:font-weight-complex="bold"/>
    </style:style>
    <style:style style:name="P54" style:family="paragraph" style:parent-style-name="Standard" style:list-style-name="L26">
      <style:text-properties fo:font-weight="bold" officeooo:rsid="0013354e" officeooo:paragraph-rsid="0050687e" style:font-weight-asian="bold" style:font-weight-complex="bold"/>
    </style:style>
    <style:style style:name="P55" style:family="paragraph" style:parent-style-name="Standard" style:list-style-name="L28">
      <style:text-properties fo:font-weight="bold" officeooo:rsid="003d0db3" officeooo:paragraph-rsid="003d0db3" style:font-weight-asian="bold" style:font-weight-complex="bold"/>
    </style:style>
    <style:style style:name="P56" style:family="paragraph" style:parent-style-name="Standard" style:list-style-name="L28">
      <style:text-properties fo:font-weight="bold" officeooo:rsid="004a7ffb" officeooo:paragraph-rsid="004a7ffb" style:font-weight-asian="bold" style:font-weight-complex="bold"/>
    </style:style>
    <style:style style:name="P57" style:family="paragraph" style:parent-style-name="Standard" style:list-style-name="L29">
      <style:text-properties fo:font-weight="bold" officeooo:rsid="004d2720" officeooo:paragraph-rsid="004d2720" style:font-weight-asian="bold" style:font-weight-complex="bold"/>
    </style:style>
    <style:style style:name="P58" style:family="paragraph" style:parent-style-name="Standard" style:list-style-name="L26">
      <style:text-properties fo:font-weight="bold" officeooo:rsid="00487aaa" officeooo:paragraph-rsid="00487aaa" style:font-weight-asian="bold" style:font-weight-complex="bold"/>
    </style:style>
    <style:style style:name="P59" style:family="paragraph" style:parent-style-name="Standard" style:list-style-name="L26">
      <style:text-properties fo:font-weight="bold" officeooo:rsid="0050687e" officeooo:paragraph-rsid="0050687e" style:font-weight-asian="bold" style:font-weight-complex="bold"/>
    </style:style>
    <style:style style:name="P60" style:family="paragraph" style:parent-style-name="Standard" style:list-style-name="L26">
      <style:text-properties fo:font-weight="bold" officeooo:rsid="0058d3cd" officeooo:paragraph-rsid="0058d3c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3354e" style:font-weight-asian="normal" style:font-weight-complex="normal"/>
    </style:style>
    <style:style style:name="T3" style:family="text">
      <style:text-properties fo:font-weight="normal" officeooo:rsid="00141481" style:font-weight-asian="normal" style:font-weight-complex="normal"/>
    </style:style>
    <style:style style:name="T4" style:family="text">
      <style:text-properties fo:font-weight="normal" officeooo:rsid="001ae5b7" style:font-weight-asian="normal" style:font-weight-complex="normal"/>
    </style:style>
    <style:style style:name="T5" style:family="text">
      <style:text-properties fo:font-weight="normal" officeooo:rsid="00271ccf" style:font-weight-asian="normal" style:font-weight-complex="normal"/>
    </style:style>
    <style:style style:name="T6" style:family="text">
      <style:text-properties fo:font-weight="normal" officeooo:rsid="0028d93f" style:font-weight-asian="normal" style:font-weight-complex="normal"/>
    </style:style>
    <style:style style:name="T7" style:family="text">
      <style:text-properties fo:font-weight="normal" officeooo:rsid="0029d26d" style:font-weight-asian="normal" style:font-weight-complex="normal"/>
    </style:style>
    <style:style style:name="T8" style:family="text">
      <style:text-properties fo:font-weight="normal" officeooo:rsid="002b7f8d" style:font-weight-asian="normal" style:font-weight-complex="normal"/>
    </style:style>
    <style:style style:name="T9" style:family="text">
      <style:text-properties fo:font-weight="normal" officeooo:rsid="002dbce3" style:font-weight-asian="normal" style:font-weight-complex="normal"/>
    </style:style>
    <style:style style:name="T10" style:family="text">
      <style:text-properties fo:font-weight="normal" officeooo:rsid="003bfc06" style:font-weight-asian="normal" style:font-weight-complex="normal"/>
    </style:style>
    <style:style style:name="T11" style:family="text">
      <style:text-properties fo:font-weight="normal" officeooo:rsid="004aa8f2" style:font-weight-asian="normal" style:font-weight-complex="normal"/>
    </style:style>
    <style:style style:name="T12" style:family="text">
      <style:text-properties fo:font-weight="normal" officeooo:rsid="004b9133" style:font-weight-asian="normal" style:font-weight-complex="normal"/>
    </style:style>
    <style:style style:name="T13" style:family="text">
      <style:text-properties fo:font-weight="normal" officeooo:rsid="00478380"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13354e" style:font-weight-asian="bold" style:font-weight-complex="bold"/>
    </style:style>
    <style:style style:name="T16" style:family="text">
      <style:text-properties fo:font-weight="bold" officeooo:rsid="00190370" style:font-weight-asian="bold" style:font-weight-complex="bold"/>
    </style:style>
    <style:style style:name="T17" style:family="text">
      <style:text-properties fo:font-weight="bold" officeooo:rsid="00505750" style:font-weight-asian="bold" style:font-weight-complex="bold"/>
    </style:style>
    <style:style style:name="T18" style:family="text">
      <style:text-properties fo:font-weight="bold" officeooo:rsid="00478380" style:font-weight-asian="bold" style:font-weight-complex="bold"/>
    </style:style>
    <style:style style:name="T19" style:family="text">
      <style:text-properties fo:font-weight="bold" officeooo:rsid="00562813" style:font-weight-asian="bold" style:font-weight-complex="bold"/>
    </style:style>
    <style:style style:name="T20" style:family="text">
      <style:text-properties fo:font-weight="bold" officeooo:rsid="0056f82c" style:font-weight-asian="bold" style:font-weight-complex="bold"/>
    </style:style>
    <style:style style:name="T21" style:family="text">
      <style:text-properties officeooo:rsid="0013354e"/>
    </style:style>
    <style:style style:name="T22" style:family="text">
      <style:text-properties officeooo:rsid="001d452a"/>
    </style:style>
    <style:style style:name="T23" style:family="text">
      <style:text-properties officeooo:rsid="0021ab3a"/>
    </style:style>
    <style:style style:name="T24" style:family="text">
      <style:text-properties officeooo:rsid="0039f211"/>
    </style:style>
    <style:style style:name="T25" style:family="text">
      <style:text-properties officeooo:rsid="00478380"/>
    </style:style>
    <style:style style:name="T26" style:family="text">
      <style:text-properties officeooo:rsid="004efcfc"/>
    </style:style>
    <style:style style:name="T27" style:family="text">
      <style:text-properties officeooo:rsid="00505750"/>
    </style:style>
    <style:style style:name="T28" style:family="text">
      <style:text-properties officeooo:rsid="00562813"/>
    </style:style>
    <style:style style:name="T29" style:family="text">
      <style:text-properties officeooo:rsid="0056f82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to do:</text:p>
      <text:list xml:id="list2448991428" text:style-name="L1">
        <text:list-item>
          <text:p text:style-name="P5">Implement a network file-transfer system, consisting of both a server and a client.</text:p>
        </text:list-item>
        <text:list-item>
          <text:p text:style-name="P5">The system must protect the confidentiality and integrity of data while in transit over the internet and defend against the following 3 types of attacks:</text:p>
        </text:list-item>
      </text:list>
      <text:list xml:id="list710668732" text:style-name="L2">
        <text:list-item>
          <text:p text:style-name="P6">Eavesdropping</text:p>
        </text:list-item>
        <text:list-item>
          <text:p text:style-name="P6">Man-in-the-middle attacks</text:p>
        </text:list-item>
        <text:list-item>
          <text:p text:style-name="P6">Replay attacks</text:p>
          <text:p text:style-name="P6"/>
        </text:list-item>
      </text:list>
      <text:list xml:id="list1006704748" text:style-name="L3">
        <text:list-item>
          <text:p text:style-name="P41"><text:span text:style-name="T2">T</text:span><text:span text:style-name="T1">he file-transfer system must consist of two programs:</text:span></text:p>
        </text:list-item>
      </text:list>
      <text:list xml:id="list3860032780" text:style-name="L4">
        <text:list-item>
          <text:p text:style-name="P42"><text:span text:style-name="T15">ftserv</text:span><text:span text:style-name="T2">: a server that server a file.</text:span></text:p>
        </text:list-item>
        <text:list-item>
          <text:p text:style-name="P42"><text:span text:style-name="T15">Ftclient</text:span><text:span text:style-name="T2">: a client program that can download that file.</text:span></text:p>
          <text:p text:style-name="P7"/>
        </text:list-item>
      </text:list>
      <text:list xml:id="list1240875551" text:style-name="L5">
        <text:list-item>
          <text:p text:style-name="P8">The server and the client MUST run as separate processes that only communicate over TCP sockets.</text:p>
        </text:list-item>
        <text:list-item>
          <text:p text:style-name="P9"><text:span text:style-name="T25">You </text:span>are not required to actually implement a cryptographic algorithm!</text:p>
        </text:list-item>
      </text:list>
      <text:p text:style-name="P3"/>
      <text:p text:style-name="P2">What you will learn:</text:p>
      <text:list xml:id="list1249765658" text:style-name="L6">
        <text:list-item>
          <text:p text:style-name="P43"><text:span text:style-name="T3">L</text:span><text:span text:style-name="T2">earn the usage of crypto primitives rather than how these are implemented.</text:span></text:p>
        </text:list-item>
      </text:list>
      <text:p text:style-name="P2"/>
      <text:p text:style-name="P2">How to do it:</text:p>
      <text:list xml:id="list167323789" text:style-name="L7">
        <text:list-item>
          <text:p text:style-name="P24">Use any programming language you want. </text:p>
        </text:list-item>
        <text:list-item>
          <text:p text:style-name="P25">U<text:span text:style-name="T21">se low-level primitives like RSA, AES, SHA, etc. in existing crypto libraries like pycryptodome or Bouncy Castle.</text:span></text:p>
        </text:list-item>
        <text:list-item>
          <text:p text:style-name="P25">It is NOT ALLOWED to use h<text:span text:style-name="T21">igher-level end-to-end libraries, like HTTPS and OpenSSL.</text:span></text:p>
        </text:list-item>
        <text:list-item>
          <text:p text:style-name="P26"><text:span text:style-name="T22">In the beginning use a text file for transferring, but in the end t</text:span>he application should treat the file that is being exchanged as a binary file (no special format)</text:p>
        </text:list-item>
        <text:list-item>
          <text:p text:style-name="P27">You can use a plain text file for testing</text:p>
        </text:list-item>
        <text:list-item>
          <text:p text:style-name="P28">Implement two programs:</text:p>
        </text:list-item>
      </text:list>
      <text:list xml:id="list4212271278" text:style-name="L8">
        <text:list-item>
          <text:p text:style-name="P44"><text:span text:style-name="T15">ftserv</text:span><text:span text:style-name="T2">: a server that server a file.</text:span></text:p>
        </text:list-item>
      </text:list>
      <text:list xml:id="list881696082" text:style-name="L9">
        <text:list-item>
          <text:list>
            <text:list-item>
              <text:p text:style-name="P45"><text:span text:style-name="T2">U</text:span><text:span text:style-name="T1">se network sockets to connect to the server over the internet. </text:span><text:span text:style-name="T2">The server program uses the socket API to establish a TCP listening socket that accepts incoming connections. Once a client has connected, the server will transmit the file data. The data file must be in plaintext when at rest (on disk) on both the server and the client.</text:span></text:p>
            </text:list-item>
            <text:list-item>
              <text:p text:style-name="P45"><text:span text:style-name="T2">T</text:span><text:span text:style-name="T1">he server </text:span><text:span text:style-name="T4">must require ONLY the following information:</text:span></text:p>
            </text:list-item>
          </text:list>
        </text:list-item>
      </text:list>
      <text:list xml:id="list1911822775" text:style-name="L10">
        <text:list-item>
          <text:list>
            <text:list-item>
              <text:p text:style-name="P29">The local file path to the file it is going to serve</text:p>
            </text:list-item>
            <text:list-item>
              <text:p text:style-name="P29">The TCP port number on which it is going to listen for incoming connections. </text:p>
            </text:list-item>
          </text:list>
        </text:list-item>
      </text:list>
      <text:list xml:id="list2560297632" text:style-name="L11">
        <text:list-item>
          <text:list>
            <text:list-item>
              <text:p text:style-name="P30">The server should accept the path to the file to serve as a command-line argument. </text:p>
              <text:p text:style-name="P30"/>
            </text:list-item>
          </text:list>
        </text:list-item>
      </text:list>
      <text:list xml:id="list141341546471355" text:continue-list="list4212271278" text:style-name="L8">
        <text:list-item>
          <text:p text:style-name="P44"><text:span text:style-name="T16">f</text:span><text:span text:style-name="T15">tclient</text:span><text:span text:style-name="T2">: a client program that can download that file.</text:span></text:p>
        </text:list-item>
      </text:list>
      <text:list xml:id="list2331657660" text:style-name="L12">
        <text:list-item>
          <text:list>
            <text:list-item>
              <text:p text:style-name="P47"><text:span text:style-name="T2">T</text:span><text:span text:style-name="T1">he client must require ONLY the following information:</text:span></text:p>
            </text:list-item>
          </text:list>
        </text:list-item>
      </text:list>
      <text:list xml:id="list1978804270" text:style-name="L13">
        <text:list-item>
          <text:list>
            <text:list-item>
              <text:p text:style-name="P31">The hostname or IP address of the server it is going to connect to</text:p>
            </text:list-item>
            <text:list-item>
              <text:p text:style-name="P31">The TCP port number on which the server is listening</text:p>
            </text:list-item>
          </text:list>
        </text:list-item>
      </text:list>
      <text:list xml:id="list3405277009" text:style-name="L14">
        <text:list-item>
          <text:list>
            <text:list-item>
              <text:p text:style-name="P32">The client should accept the hostname of the server to connect to as a command-line argument.</text:p>
            </text:list-item>
          </text:list>
        </text:list-item>
      </text:list>
      <text:list xml:id="list1586593327" text:style-name="L15">
        <text:list-item>
          <text:p text:style-name="P46"><text:span text:style-name="T2">R</text:span><text:span text:style-name="T1">un the server and the client as separate processes which only communicate over TCP sockets.</text:span></text:p>
        </text:list-item>
        <text:list-item>
          <text:p text:style-name="P33">The file transfer must be protected by crypto. You must use both the symmetric and asymmetric encryption techniques. Suggested is to use AES for symmetric encryption and RSA for asymmetric encryption. </text:p>
        </text:list-item>
        <text:list-item>
          <text:p text:style-name="P34">The server has to read the content of the file from its local file system, then encrypt the data and then transfer the ciphertext to the client. </text:p>
        </text:list-item>
        <text:list-item>
          <text:p text:style-name="P34"><text:soft-page-break/>The client has to receive the ciphertext, decrypt it and then write the plain text to a file in its local file system. </text:p>
        </text:list-item>
        <text:list-item>
          <text:p text:style-name="P10">we recommend using asymmetric encryption to exchange a symmetric crypto key between the client and the server, and then use that key to symmetrically encrypt and decrypt the contents of the file.</text:p>
        </text:list-item>
        <text:list-item>
          <text:p text:style-name="P11">Usage of any library offering cryptographic functions is permitted. However, you may not use existing implementations of key-exchange protocols. In particular, you may not use existing libraries for SSL and TLS. If you are in doubt, please contact the TAs.</text:p>
        </text:list-item>
      </text:list>
      <text:p text:style-name="P4"/>
      <text:p text:style-name="P3"/>
      <text:p text:style-name="P3"/>
      <text:p text:style-name="P3"/>
      <text:p text:style-name="P1">Hand-in</text:p>
      <text:list xml:id="list1465588315" text:style-name="L16">
        <text:list-item>
          <text:p text:style-name="P48"><text:span text:style-name="T6">H</text:span><text:span text:style-name="T2">and-in a SINGLE </text:span><text:span text:style-name="T6">zip-file </text:span><text:span text:style-name="T7">called: “</text:span><text:span text:style-name="T2">inf2310-2022-</text:span><text:span text:style-name="T7">mda105</text:span><text:span text:style-name="T2">”</text:span></text:p>
        </text:list-item>
        <text:list-item>
          <text:p text:style-name="P49"><text:span text:style-name="T8">The </text:span><text:span text:style-name="T2">folder with the same name as the </text:span><text:span text:style-name="T7">main</text:span><text:span text:style-name="T2"> filename. Underneath that root folder, there should be a subfolder called “src” containing the source code </text:span><text:span text:style-name="T8">and a “doc” folder containing the report. </text:span><text:span text:style-name="T2"><text:s/></text:span></text:p>
        </text:list-item>
        <text:list-item>
          <text:p text:style-name="P12">The hand-in should also include a README file in the root folder where you give source-code-specific instructions on how to compile and execute your source code.</text:p>
        </text:list-item>
        <text:list-item>
          <text:p text:style-name="P50"><text:span text:style-name="T9">The</text:span><text:span text:style-name="T2"> hand-in should NOT contain any executable binaries or other compiler output.</text:span></text:p>
        </text:list-item>
      </text:list>
      <text:list xml:id="list3166652753" text:style-name="L17">
        <text:list-item>
          <text:p text:style-name="P51"><text:span text:style-name="T5">T</text:span><text:span text:style-name="T2">he report should be 3 to 5 pages of effective text (excluding front-page and figures). The report should include </text:span><text:span text:style-name="T5">this</text:span><text:span text:style-name="T2">:</text:span></text:p>
        </text:list-item>
      </text:list>
      <text:list xml:id="list14489506" text:style-name="L18">
        <text:list-item>
          <text:list>
            <text:list-item>
              <text:p text:style-name="P13">Introductions</text:p>
            </text:list-item>
          </text:list>
        </text:list-item>
      </text:list>
      <text:list xml:id="list2464467201" text:style-name="L19">
        <text:list-item>
          <text:list>
            <text:list-item>
              <text:list>
                <text:list-item>
                  <text:p text:style-name="P15">Describe briefly and in your own words the problem you are set to solve. What are you trying to achieve?</text:p>
                </text:list-item>
                <text:list-item>
                  <text:p text:style-name="P15">Did you make any assumptions or simplifications?</text:p>
                </text:list-item>
                <text:list-item>
                  <text:p text:style-name="P15">What is the attack model?</text:p>
                </text:list-item>
              </text:list>
            </text:list-item>
          </text:list>
        </text:list-item>
      </text:list>
      <text:list xml:id="list141340962019756" text:continue-list="list14489506" text:style-name="L18">
        <text:list-item>
          <text:list>
            <text:list-item>
              <text:p text:style-name="P13">Background Theory</text:p>
            </text:list-item>
          </text:list>
        </text:list-item>
      </text:list>
      <text:list xml:id="list71505926" text:style-name="L20">
        <text:list-item>
          <text:list>
            <text:list-item>
              <text:list>
                <text:list-item>
                  <text:p text:style-name="P16">Write about some of the key topics you touch on from our curriculum.</text:p>
                </text:list-item>
              </text:list>
            </text:list-item>
          </text:list>
        </text:list-item>
      </text:list>
      <text:list xml:id="list685489018" text:style-name="L21">
        <text:list-item>
          <text:list>
            <text:list-item>
              <text:list>
                <text:list-item>
                  <text:p text:style-name="P17">Key theorems and insights.</text:p>
                </text:list-item>
              </text:list>
            </text:list-item>
          </text:list>
        </text:list-item>
      </text:list>
      <text:list xml:id="list141341948183691" text:continue-list="list141340962019756" text:style-name="L18">
        <text:list-item>
          <text:list>
            <text:list-item>
              <text:p text:style-name="P14">Your design and implementation</text:p>
            </text:list-item>
          </text:list>
        </text:list-item>
      </text:list>
      <text:list xml:id="list2009031447" text:style-name="L22">
        <text:list-item>
          <text:list>
            <text:list-item>
              <text:list>
                <text:list-item>
                  <text:p text:style-name="P18">Describe interesting and important bits of your implementation.</text:p>
                </text:list-item>
                <text:list-item>
                  <text:p text:style-name="P18">What did you learn?</text:p>
                </text:list-item>
                <text:list-item>
                  <text:p text:style-name="P18">How to distribute public keys?</text:p>
                </text:list-item>
                <text:list-item>
                  <text:p text:style-name="P52"><text:span text:style-name="T5">I</text:span><text:span text:style-name="T2">nclude in the source code, a well-known download location, etc.?</text:span></text:p>
                </text:list-item>
                <text:list-item>
                  <text:p text:style-name="P18">What is the message format?</text:p>
                </text:list-item>
                <text:list-item>
                  <text:p text:style-name="P18">Are you using any interesting algorithms?</text:p>
                </text:list-item>
                <text:list-item>
                  <text:p text:style-name="P18">describe algorithms with code snippets or pseudocode</text:p>
                </text:list-item>
                <text:list-item>
                  <text:p text:style-name="P18">Can you visualize how your program is organized with a figure? Your report should at least have 1 figure.</text:p>
                </text:list-item>
                <text:list-item>
                  <text:p text:style-name="P18">Are you using any particular library or special language features? (e.g., big int calculations in Python)</text:p>
                </text:list-item>
              </text:list>
            </text:list-item>
          </text:list>
        </text:list-item>
      </text:list>
      <text:list xml:id="list141341564845107" text:continue-list="list141341948183691" text:style-name="L18">
        <text:list-item>
          <text:list>
            <text:list-item>
              <text:p text:style-name="P14">Evaluation / Discussions</text:p>
            </text:list-item>
          </text:list>
        </text:list-item>
      </text:list>
      <text:list xml:id="list861083690" text:style-name="L23">
        <text:list-item>
          <text:list>
            <text:list-item>
              <text:list>
                <text:list-item>
                  <text:p text:style-name="P19">Provide evidence that your implementation solved the problem you were given.</text:p>
                </text:list-item>
                <text:list-item>
                  <text:p text:style-name="P19">Performance graphs, mathematical deductions/inductions, analyses, etc.</text:p>
                </text:list-item>
                <text:list-item>
                  <text:p text:style-name="P19">Can you quantify the performance overhead of your protocol with and without crypto? E.g., when the server runs on your cloud server.</text:p>
                </text:list-item>
              </text:list>
            </text:list-item>
          </text:list>
        </text:list-item>
      </text:list>
      <text:list xml:id="list141341027752950" text:continue-list="list141341564845107" text:style-name="L18">
        <text:list-item>
          <text:list>
            <text:list-item>
              <text:p text:style-name="P14">Conclusions</text:p>
            </text:list-item>
          </text:list>
        </text:list-item>
      </text:list>
      <text:list xml:id="list712640984" text:style-name="L24">
        <text:list-item>
          <text:list>
            <text:list-item>
              <text:list>
                <text:list-item>
                  <text:p text:style-name="P20">Recap the problem you were given and how you solved it.</text:p>
                </text:list-item>
                <text:list-item>
                  <text:p text:style-name="P20">Did you complete the task? Any key findings?</text:p>
                </text:list-item>
              </text:list>
            </text:list-item>
          </text:list>
        </text:list-item>
      </text:list>
      <text:list xml:id="list141340231235424" text:continue-list="list141341027752950" text:style-name="L18">
        <text:list-item>
          <text:list>
            <text:list-item>
              <text:p text:style-name="P14">References</text:p>
            </text:list-item>
          </text:list>
        </text:list-item>
      </text:list>
      <text:list xml:id="list2769232926" text:style-name="L25">
        <text:list-item>
          <text:list>
            <text:list-item>
              <text:list>
                <text:list-item>
                  <text:p text:style-name="P21">Lists of works that support your claims or explain something in further detail.</text:p>
                </text:list-item>
                <text:list-item>
                  <text:p text:style-name="P21"><text:soft-page-break/>All citations must be used in the text.</text:p>
                </text:list-item>
              </text:list>
            </text:list-item>
          </text:list>
        </text:list-item>
      </text:list>
      <text:p text:style-name="P3">https://github.com/MagnusDH/INF-2310.git</text:p>
      <text:p text:style-name="P3"/>
      <text:p text:style-name="P3"/>
      <text:p text:style-name="P1">What is:</text:p>
      <text:list xml:id="list280363211" text:style-name="L26">
        <text:list-item>
          <text:p text:style-name="P22"><text:span text:style-name="T14">Eavesdropping attack</text:span> <text:span text:style-name="T24">is when a hacker takes advantage of an insecure network connection and places himself between the server and the client. This way he has access to the data being transmitted between two devices.</text:span></text:p>
        </text:list-item>
      </text:list>
      <text:list xml:id="list2581966713" text:style-name="L27">
        <text:list-item>
          <text:list>
            <text:list-item>
              <text:p text:style-name="P35">To prevent eavesdrop attack use encryption, authentication,</text:p>
            </text:list-item>
          </text:list>
        </text:list-item>
      </text:list>
      <text:list xml:id="list141340866582556" text:continue-list="list280363211" text:style-name="L26">
        <text:list-item>
          <text:p text:style-name="P53">Man-in-the-middle attacks<text:span text:style-name="T1"> </text:span><text:span text:style-name="T10">occur when a hacker positions himself in the middle of an ongoing connection to impersonate one of the parties making it appear as if a normal exchange of information is underway. </text:span></text:p>
        </text:list-item>
      </text:list>
      <text:list xml:id="list1367731791" text:style-name="L28">
        <text:list-item>
          <text:list>
            <text:list-item>
              <text:p text:style-name="P55"><text:span text:style-name="T10">T</text:span><text:span text:style-name="T1">o prevent MitM attacks use a secure connection like HTTPS</text:span></text:p>
            </text:list-item>
            <text:list-item>
              <text:p text:style-name="P56"><text:span text:style-name="T1">Authentication when logging into something insecure</text:span></text:p>
            </text:list-item>
            <text:list-item>
              <text:p text:style-name="P56"><text:span text:style-name="T1">Virtual private network (VPN). Attacker can not decipher network traffic this way</text:span></text:p>
            </text:list-item>
            <text:list-item>
              <text:p text:style-name="P56"><text:span text:style-name="T1">Public key pair authentication like RSA to ensure that the things you are communicating with are actually the things you want to be communicating with.</text:span></text:p>
            </text:list-item>
          </text:list>
        </text:list-item>
      </text:list>
      <text:list xml:id="list141341712918713" text:continue-list="list141340866582556" text:style-name="L26">
        <text:list-item>
          <text:p text:style-name="P53">Replay attacks<text:span text:style-name="T1"> </text:span><text:span text:style-name="T11">occurs when an attacker </text:span><text:span text:style-name="T12">intercepts an ongoing communication and delays or re-sends data to misdirect the receivers into doing what the hacker want.</text:span></text:p>
        </text:list-item>
      </text:list>
      <text:list xml:id="list1016794131" text:style-name="L29">
        <text:list-item>
          <text:list>
            <text:list-item>
              <text:p text:style-name="P57"><text:span text:style-name="T1">To prevent replay attacks encrypt the data that is being sent. </text:span></text:p>
            </text:list-item>
            <text:list-item>
              <text:p text:style-name="P57"><text:span text:style-name="T1">Sender and receiver can establish a random session key which is a type of code that is only valid for one transaction and cant be used again. </text:span></text:p>
            </text:list-item>
            <text:list-item>
              <text:p text:style-name="P57"><text:span text:style-name="T1">Add a timestamp for each message. This prevents the time window the hacker has to re-send messages. </text:span></text:p>
              <text:p text:style-name="P57"><text:span text:style-name="T1"/></text:p>
            </text:list-item>
          </text:list>
        </text:list-item>
      </text:list>
      <text:list xml:id="list141341554248927" text:continue-list="list141341712918713" text:style-name="L26">
        <text:list-item>
          <text:p text:style-name="P54"><text:span text:style-name="T23">S</text:span>ymmetric encryption:</text:p>
          <text:list>
            <text:list-item>
              <text:p text:style-name="P39">A message is encrypted and sent over a connection but the message can only be decrypted with a single key. </text:p>
            </text:list-item>
            <text:list-item>
              <text:p text:style-name="P39">This is not a secure way to send messages because the key has to be shared and there is no totally secure way to share the key. </text:p>
            </text:list-item>
            <text:list-item>
              <text:p text:style-name="P40">Use the <text:span text:style-name="T19">Advanced Encryption Standard (</text:span><text:span text:style-name="T18">AES</text:span><text:span text:style-name="T19">)</text:span><text:span text:style-name="T28"> </text:span><text:span text:style-name="T20">algorithm</text:span><text:span text:style-name="T29"> </text:span>for this.<text:span text:style-name="T29"> </text:span><text:span text:style-name="T19"><text:s/></text:span></text:p>
            </text:list-item>
          </text:list>
        </text:list-item>
        <text:list-item>
          <text:p text:style-name="P54"><text:span text:style-name="T23">A</text:span>symmetric encryption:<text:span text:style-name="T1"> </text:span></text:p>
          <text:list>
            <text:list-item>
              <text:p text:style-name="P38">A connection between the client and the server has been made</text:p>
            </text:list-item>
            <text:list-item>
              <text:p text:style-name="P38">The client sends its public key to the server and the server sends its public key to the client</text:p>
            </text:list-item>
            <text:list-item>
              <text:p text:style-name="P38">A message can be encrypted using the public key but can ONLY be decrypted by a private key.</text:p>
            </text:list-item>
            <text:list-item>
              <text:p text:style-name="P59"><text:span text:style-name="T1">So lets say the server encrypts a message with the clients public key and sends the message. Now even the server can not decrypt the message because it is encrypted with the clients public key which can only be decrypted by the clients private key. </text:span></text:p>
            </text:list-item>
            <text:list-item>
              <text:p text:style-name="P60"><text:span text:style-name="T1">Use the </text:span><text:span text:style-name="T25">RSA</text:span></text:p>
            </text:list-item>
          </text:list>
        </text:list-item>
        <text:list-item>
          <text:p text:style-name="P23">confidentiality and integrity?</text:p>
        </text:list-item>
        <text:list-item>
          <text:p text:style-name="P58"><text:span text:style-name="T26">H</text:span>ow does a file transferring system over the internet work:</text:p>
          <text:list>
            <text:list-item>
              <text:p text:style-name="P36">The client wants to establish a connection with a server by sending a request</text:p>
            </text:list-item>
            <text:list-item>
              <text:p text:style-name="P36">The server responds to the request and sends over a certificate to tell that it is actually the host of the domain<text:span text:style-name="T27">(h</text:span><text:span text:style-name="T14">ow is this done in a secure way?</text:span><text:span text:style-name="T17">) </text:span><text:span text:style-name="T27">and also sends over a public key. The public key can be seen by anybody but is only used to encrypt data not decrypt <text:s/>it. </text:span></text:p>
            </text:list-item>
            <text:list-item>
              <text:p text:style-name="P37">The client generates a secret key which is encrypted using the services public key and sends it to the server.</text:p>
            </text:list-item>
            <text:list-item>
              <text:p text:style-name="P37">Since the client encrypted the secret key data by using the public key, the server can decrypt that data by using its own secret key.</text:p>
            </text:list-item>
            <text:list-item>
              <text:p text:style-name="P37"><text:soft-page-break/>At this point both the client and the server has the same secret key </text:p>
            </text:list-item>
            <text:list-item>
              <text:p text:style-name="P37">Using the public key, the secret key and the bytes sent between the two, they can both generate a session key that is the exact same for both sides. </text:p>
            </text:list-item>
            <text:list-item>
              <text:p text:style-name="P37">They can now both use the session key to encrypt and decrypt messages sent between the two.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02T11:16:01.907435028</meta:creation-date>
    <dc:date>2023-02-09T14:13:39.646533400</dc:date>
    <meta:editing-duration>PT18H38M54S</meta:editing-duration>
    <meta:editing-cycles>40</meta:editing-cycles>
    <meta:generator>LibreOffice/6.0.7.3$Linux_X86_64 LibreOffice_project/00m0$Build-3</meta:generator>
    <meta:document-statistic meta:table-count="0" meta:image-count="0" meta:object-count="0" meta:page-count="4" meta:paragraph-count="104" meta:word-count="1502" meta:character-count="8453" meta:non-whitespace-character-count="7128"/>
  </office:meta>
</office:document-meta>
</file>